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5pt" svg:height="255.26pt" svg:x="62.39pt" svg:y="138.53pt">
            <draw:object draw:notify-on-update-of-ranges="Sheet1.C3:Sheet1.C3 Sheet1.C4:Sheet1.C7 Sheet1.D3:Sheet1.D3 Sheet1.D4:Sheet1.D7 Sheet1.E3:Sheet1.E3 Sheet1.E4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andom numbers qty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/>
          <table:table-cell office:value-type="string" calcext:value-type="string">
            <text:p>Execution time 1 th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4519" calcext:value-type="float">
            <text:p>0.004519</text:p>
          </table:table-cell>
          <table:table-cell office:value-type="float" office:value="0.041228" calcext:value-type="float">
            <text:p>0.041228</text:p>
          </table:table-cell>
        </table:table-row>
        <table:table-row table:style-name="ro1">
          <table:table-cell/>
          <table:table-cell office:value-type="string" calcext:value-type="string">
            <text:p>Execution time 2 th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4519" calcext:value-type="float">
            <text:p>0.004519</text:p>
          </table:table-cell>
          <table:table-cell office:value-type="float" office:value="0.023593" calcext:value-type="float">
            <text:p>0.023593</text:p>
          </table:table-cell>
        </table:table-row>
        <table:table-row table:style-name="ro1">
          <table:table-cell/>
          <table:table-cell office:value-type="string" calcext:value-type="string">
            <text:p>Execution time 4 th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.012304" calcext:value-type="float">
            <text:p>0.012304</text:p>
          </table:table-cell>
        </table:table-row>
        <table:table-row table:style-name="ro1">
          <table:table-cell/>
          <table:table-cell office:value-type="string" calcext:value-type="string">
            <text:p>Execution time 8 th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6443" calcext:value-type="float">
            <text:p>0.006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47:31.749448008</meta:creation-date>
    <dc:date>2019-05-12T15:01:43.764888711</dc:date>
    <meta:editing-duration>PT4M2S</meta:editing-duration>
    <meta:editing-cycles>1</meta:editing-cycles>
    <meta:generator>LibreOffice/6.1.5.2$Linux_X86_64 LibreOffice_project/1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times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times" style:font-style-name="Regular" style:font-family-generic="roman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imes" style:font-style-name="Regular" style:font-family-generic="roman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times" style:font-style-name="Regular" style:font-family-generic="roman"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times" style:font-style-name="Regular" style:font-family-generic="roman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title svg:x="6.388cm" svg:y="0.316cm" chart:style-name="ch2">
          <text:p>PS4 - Exercise 3</text:p>
        </chart:title>
        <chart:subtitle svg:x="6.613cm" svg:y="1.276cm" chart:style-name="ch3">
          <text:p>Execution Time</text:p>
        </chart:subtitle>
        <chart:legend chart:legend-position="end" svg:x="13.849cm" svg:y="3.706cm" style:legend-expansion="high" chart:style-name="ch4"/>
        <chart:plot-area chart:style-name="ch5" table:cell-range-address="Sheet1.C3:Sheet1.E7" chart:data-source-has-labels="row" svg:x="1.33cm" svg:y="2.111cm" svg:width="12.2cm" svg:height="5.734cm">
          <chartooo:coordinate-region svg:x="2.613cm" svg:y="2.31cm" svg:width="10.823cm" svg:height="4.888cm"/>
          <chart:axis chart:dimension="x" chart:name="primary-x" chart:style-name="ch6">
            <chart:title svg:x="6.87cm" svg:y="8.025cm" chart:style-name="ch7">
              <text:p>Threads</text:p>
            </chart:title>
          </chart:axis>
          <chart:axis chart:dimension="y" chart:name="primary-y" chart:style-name="ch8">
            <chart:title svg:x="0.451cm" svg:y="5.564cm" chart:style-name="ch9">
              <text:p>Time [s]</text:p>
            </chart:title>
            <chart:grid chart:style-name="ch10" chart:class="major"/>
          </chart:axis>
          <chart:series chart:style-name="ch11" chart:values-cell-range-address="Sheet1.C4:Sheet1.C7" chart:label-cell-address="Sheet1.C3:Sheet1.C3" chart:class="chart:line">
            <chart:data-point chart:repeated="4"/>
          </chart:series>
          <chart:series chart:style-name="ch12" chart:values-cell-range-address="Sheet1.D4:Sheet1.D7" chart:label-cell-address="Sheet1.D3:Sheet1.D3" chart:class="chart:line">
            <chart:data-point chart:repeated="4"/>
          </chart:series>
          <chart:series chart:style-name="ch13" chart:values-cell-range-address="Sheet1.E4:Sheet1.E7" chart:label-cell-address="Sheet1.E3:Sheet1.E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Sheet1.C3:Sheet1.C3</svg:desc>
                </draw:g>
              </table:table-cell>
              <table:table-cell office:value-type="string">
                <text:p>100K</text:p>
                <draw:g>
                  <svg:desc>Sheet1.D3:Sheet1.D3</svg:desc>
                </draw:g>
              </table:table-cell>
              <table:table-cell office:value-type="string">
                <text:p>1M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3">
                <text:p>0.000083</text:p>
                <draw:g>
                  <svg:desc>Sheet1.C4:Sheet1.C7</svg:desc>
                </draw:g>
              </table:table-cell>
              <table:table-cell office:value-type="float" office:value="0.004519">
                <text:p>0.004519</text:p>
                <draw:g>
                  <svg:desc>Sheet1.D4:Sheet1.D7</svg:desc>
                </draw:g>
              </table:table-cell>
              <table:table-cell office:value-type="float" office:value="0.041228">
                <text:p>0.041228</text:p>
                <draw:g>
                  <svg:desc>Sheet1.E4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09">
                <text:p>0.000209</text:p>
              </table:table-cell>
              <table:table-cell office:value-type="float" office:value="0.004519">
                <text:p>0.004519</text:p>
              </table:table-cell>
              <table:table-cell office:value-type="float" office:value="0.023593">
                <text:p>0.023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08">
                <text:p>0.000208</text:p>
              </table:table-cell>
              <table:table-cell office:value-type="float" office:value="0.001459">
                <text:p>0.001459</text:p>
              </table:table-cell>
              <table:table-cell office:value-type="float" office:value="0.012304">
                <text:p>0.012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95">
                <text:p>0.000295</text:p>
              </table:table-cell>
              <table:table-cell office:value-type="float" office:value="0.000925">
                <text:p>0.000925</text:p>
              </table:table-cell>
              <table:table-cell office:value-type="float" office:value="0.006443">
                <text:p>0.006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